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9" table:default-cell-style-name="ce13"/>
        <table:table-column table:style-name="co23" table:default-cell-style-name="ce13"/>
        <table:table-column table:style-name="co14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0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2">00.00.0000</text:date>, <text:time style:data-style-name="N2" text:time-value="04:10:50.40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4-22T04:11:58.783000000</dc:date>
    <meta:editing-duration>P2DT21H55M50S</meta:editing-duration>
    <meta:editing-cycles>1132</meta:editing-cycles>
    <meta:document-statistic meta:table-count="2" meta:cell-count="5120" meta:object-count="0"/>
  </office:meta>
</office:document-meta>
</file>